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em" svg:font-family="rem, 'Google Sans Text', 'Google Sans', sans-serif"/>
  </office:font-face-decls>
  <office:automatic-styles>
    <style:style style:name="Table1" style:family="table">
      <style:table-properties style:width="3.3313in" table:align="left"/>
    </style:style>
    <style:style style:name="Table1.A" style:family="table-column">
      <style:table-column-properties style:column-width="0.3986in"/>
    </style:style>
    <style:style style:name="Table1.B" style:family="table-column">
      <style:table-column-properties style:column-width="1.2771in"/>
    </style:style>
    <style:style style:name="Table1.C" style:family="table-column">
      <style:table-column-properties style:column-width="1.6556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Standard">
      <style:text-properties fo:font-variant="normal" fo:text-transform="none" style:font-name="rem" fo:font-size="10.5pt" fo:letter-spacing="normal" fo:font-style="normal" fo:font-weight="normal" officeooo:paragraph-rsid="0005a407"/>
    </style:style>
    <style:style style:name="P3" style:family="paragraph" style:parent-style-name="Standard">
      <style:paragraph-properties fo:margin-left="0in" fo:margin-right="0in" fo:line-height="150%" fo:text-indent="0in" style:auto-text-indent="false"/>
      <style:text-properties fo:font-variant="normal" fo:text-transform="none" style:font-name="rem" fo:font-size="10.5pt" fo:letter-spacing="normal" fo:font-style="normal" fo:font-weight="normal"/>
    </style:style>
    <style:style style:name="P4" style:family="paragraph" style:parent-style-name="Text_20_body">
      <style:paragraph-properties fo:margin-left="0in" fo:margin-right="0in" fo:line-height="150%" fo:text-indent="0in" style:auto-text-indent="false"/>
      <style:text-properties fo:font-variant="normal" fo:text-transform="none" fo:letter-spacing="normal"/>
    </style:style>
    <style:style style:name="P5" style:family="paragraph" style:parent-style-name="Heading_20_2">
      <style:text-properties officeooo:paragraph-rsid="0005a407"/>
    </style:style>
    <style:style style:name="P6" style:family="paragraph" style:parent-style-name="Text_20_body" style:list-style-name="L2"/>
    <style:style style:name="P7" style:family="paragraph" style:parent-style-name="Standard">
      <style:text-properties officeooo:paragraph-rsid="00094a2b"/>
    </style:style>
    <style:style style:name="P8" style:family="paragraph" style:parent-style-name="Heading_20_3">
      <style:text-properties officeooo:paragraph-rsid="00094a2b"/>
    </style:style>
    <style:style style:name="P9" style:family="paragraph" style:parent-style-name="Text_20_body">
      <style:text-properties officeooo:paragraph-rsid="00094a2b"/>
    </style:style>
    <style:style style:name="P10" style:family="paragraph" style:parent-style-name="Text_20_body" style:list-style-name="L3">
      <style:text-properties officeooo:paragraph-rsid="00094a2b"/>
    </style:style>
    <style:style style:name="P11" style:family="paragraph" style:parent-style-name="Text_20_body" style:list-style-name="L4"/>
    <style:style style:name="P12" style:family="paragraph" style:parent-style-name="Text_20_body" style:list-style-name="L5"/>
    <style:style style:name="P13" style:family="paragraph" style:parent-style-name="Horizontal_20_Line">
      <style:text-properties officeooo:paragraph-rsid="00094a2b"/>
    </style:style>
    <style:style style:name="P14" style:family="paragraph" style:parent-style-name="Preformatted_20_Text">
      <style:paragraph-properties fo:margin-left="0in" fo:margin-right="0in" fo:text-indent="0in" style:auto-text-indent="false" style:writing-mode="lr-tb"/>
    </style:style>
    <style:style style:name="P15" style:family="paragraph" style:parent-style-name="Preformatted_20_Text">
      <style:paragraph-properties style:writing-mode="lr-tb"/>
    </style:style>
    <style:style style:name="P16" style:family="paragraph" style:parent-style-name="Preformatted_20_Text">
      <style:paragraph-properties fo:margin-top="0in" fo:margin-bottom="0.1965in" style:contextual-spacing="false" style:writing-mode="lr-tb"/>
    </style:style>
    <style:style style:name="P17" style:family="paragraph" style:parent-style-name="Text_20_body" style:list-style-name="L6"/>
    <style:style style:name="P18"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9" style:family="paragraph" style:parent-style-name="Horizontal_20_Line">
      <style:text-properties officeooo:paragraph-rsid="0009de16"/>
    </style:style>
    <style:style style:name="P20" style:family="paragraph" style:parent-style-name="Heading_20_3">
      <style:text-properties officeooo:paragraph-rsid="000c046d"/>
    </style:style>
    <style:style style:name="P21" style:family="paragraph" style:parent-style-name="Heading_20_3">
      <style:text-properties fo:font-size="21pt" officeooo:paragraph-rsid="000c046d" style:font-size-asian="21pt" style:font-size-complex="21pt"/>
    </style:style>
    <style:style style:name="P22" style:family="paragraph" style:parent-style-name="Heading_20_2">
      <style:text-properties officeooo:paragraph-rsid="0009de16"/>
    </style:style>
    <style:style style:name="P23" style:family="paragraph" style:parent-style-name="Text_20_body">
      <style:text-properties officeooo:paragraph-rsid="000c046d"/>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text-properties officeooo:paragraph-rsid="0009de16"/>
    </style:style>
    <style:style style:name="P29" style:family="paragraph" style:parent-style-name="Text_20_body" style:list-style-name="L11">
      <style:text-properties officeooo:paragraph-rsid="0009de16"/>
    </style:style>
    <style:style style:name="P30" style:family="paragraph" style:parent-style-name="Text_20_body" style:list-style-name="L12">
      <style:text-properties officeooo:paragraph-rsid="0009de16"/>
    </style:style>
    <style:style style:name="P31" style:family="paragraph" style:parent-style-name="Text_20_body" style:list-style-name="L13"/>
    <style:style style:name="P32" style:family="paragraph" style:parent-style-name="Heading_20_3">
      <style:paragraph-properties fo:margin-left="0in" fo:margin-right="0in" fo:margin-top="0in" fo:margin-bottom="0.1965in" style:contextual-spacing="false" fo:text-indent="0in" style:auto-text-indent="false" style:writing-mode="lr-tb"/>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Heading_20_2">
      <style:text-properties officeooo:paragraph-rsid="00075cde"/>
    </style:style>
    <style:style style:name="P43" style:family="paragraph" style:parent-style-name="Text_20_body" style:list-style-name="L23"/>
    <style:style style:name="T1" style:family="text">
      <style:text-properties fo:font-weight="bold"/>
    </style:style>
    <style:style style:name="T2" style:family="text">
      <style:text-properties fo:font-size="16pt" fo:font-weight="bold" style:font-size-asian="16pt" style:font-weight-asian="bold" style:font-size-complex="16pt" style:font-weight-complex="bold"/>
    </style:style>
    <style:style style:name="T3" style:family="text">
      <style:text-properties officeooo:rsid="000c046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ecture 15: <text:span text:style-name="Strong_20_Emphasis">Recursion</text:span></text:h>
      <text:p text:style-name="Text_20_body"><text:span text:style-name="Strong_20_Emphasis">Topics Covered:</text:span></text:p>
      <text:list text:style-name="L1">
        <text:list-item>
          <text:p text:style-name="P1">What is recursion?</text:p>
        </text:list-item>
        <text:list-item>
          <text:p text:style-name="P1">Recursion vs iteration</text:p>
        </text:list-item>
        <text:list-item>
          <text:p text:style-name="P1">Recursive function structure: base case and recursive case</text:p>
        </text:list-item>
        <text:list-item>
          <text:p text:style-name="P1">Inductive reasoning in recursion</text:p>
        </text:list-item>
        <text:list-item>
          <text:p text:style-name="P1">Tracing recursive calls (Python Tutor)</text:p>
        </text:list-item>
        <text:list-item>
          <text:p text:style-name="P1">Real-world applications</text:p>
        </text:list-item>
        <text:list-item>
          <text:p text:style-name="P1">Hands-on examples and coding lab</text:p>
        </text:list-item>
        <text:list-item>
          <text:p text:style-name="P1">Final challenge: <text:span text:style-name="Source_20_Text">recur_power(base, exp)</text:span></text:p>
        </text:list-item>
      </text:list>
      <text:p text:style-name="Horizontal_20_Line"/>
      <text:h text:style-name="Heading_20_3" text:outline-level="3">⏰ Total Duration: 2 Hours</text:h>
      <text:p text:style-name="Horizontal_20_Line"/>
      <text:p text:style-name="P2"/>
      <text:p text:style-name="P2">The most important concept to understand from the topic "Recursion: Teaching Computers to Think Like Us" is that <text:span text:style-name="T1">recursion is a problem-solving technique where a function calls itself to solve a smaller version of the same problem</text:span>.</text:p>
      <text:p text:style-name="P3">This approach is distinct from loops because <text:span text:style-name="T1">recursion uses reduction, breaking a problem down until it hits a simple, direct answer, rather than repeating a process</text:span>. A common analogy given is seeing oneself in two mirrors, where the image appears again and again, but in programming, it means reducing the problem until it becomes simple enough to solve directly.</text:p>
      <text:p text:style-name="P3">To successfully implement recursion, <text:span text:style-name="T1">two "golden rules" must always be included</text:span> in a recursive function:</text:p>
      <text:p text:style-name="P3"><draw:frame draw:style-name="fr1" draw:name="Frame1" text:anchor-type="char" svg:width="0.0161in" draw:z-index="0"><draw:text-box fo:min-height="0.0161in"><text:p text:style-name="P4">•</text:p></draw:text-box></draw:frame><text:span text:style-name="T1">A base case</text:span>: This is the smallest, simplest version of the problem that can be solved directly without further recursion. Forgetting this can cause the function to call itself infinitely.</text:p>
      <text:p text:style-name="P3"><draw:frame draw:style-name="fr1" draw:name="Frame2" text:anchor-type="char" svg:width="0.0161in" draw:z-index="1"><draw:text-box fo:min-height="0.0161in"><text:p text:style-name="P4">•</text:p></draw:text-box></draw:frame><text:span text:style-name="T1">A recursive case</text:span>: This is where the function calls itself with a smaller input, moving closer to the base case.</text:p>
      <text:p text:style-name="P3">The sources emphasize that recursion expresses problem solutions more naturally, similar to how humans might intuitively reduce and simplify a problem to solve it. The solution is then "built back up" from the base case. Examples provided, such as multiplying numbers, calculating factorials, or a power function, illustrate how a complex problem is broken down into smaller, self-similar sub-problems until the base case is reached, and then the results are combined back up.</text:p>
      <text:h text:style-name="P5" text:outline-level="2"><text:soft-page-break/>🧠 </text:h>
      <text:h text:style-name="P5" text:outline-level="2">Part 1: Introduction to Recursion (20 min)</text:h>
      <text:h text:style-name="Heading_20_3" text:outline-level="3">📌 What is Recursion?</text:h>
      <text:p text:style-name="Text_20_body"><text:span text:style-name="Strong_20_Emphasis">Definition:</text:span><text:line-break/>Recursion is when a function <text:span text:style-name="Strong_20_Emphasis">calls itself</text:span> to solve a smaller version of a problem.</text:p>
      <text:h text:style-name="Heading_20_3" text:outline-level="3">🪜 Two Parts of Recursion:</text:h>
      <text:list text:style-name="L2">
        <text:list-item>
          <text:p text:style-name="P6"><text:span text:style-name="Strong_20_Emphasis">Base Case</text:span> – the simplest version of the problem that can be solved directly.</text:p>
        </text:list-item>
        <text:list-item>
          <text:p text:style-name="P6"><text:span text:style-name="Strong_20_Emphasis">Recursive Case</text:span> – a smaller version of the problem where the function calls itself.</text:p>
        </text:list-item>
      </text:list>
      <text:p text:style-name="Quotations">Think of recursion like Russian dolls: each doll contains a smaller one until you get to the smallest, which is the base case.</text:p>
      <text:p text:style-name="Horizontal_20_Line"/>
      <text:h text:style-name="Heading_20_3" text:outline-level="3"/>
      <text:p text:style-name="P7"><text:s/><text:span text:style-name="T2">Part 4: Real-World Analogy + Visualization (15 min)</text:span></text:p>
      <text:h text:style-name="P8" text:outline-level="3">📚 Story: Student Regrading Example (from slides)</text:h>
      <text:p text:style-name="P9"/>
      <text:p text:style-name="P9">Let’s be honest—recursion can feel tricky at first.</text:p>
      <text:p text:style-name="Text_20_body">To make it easier, let’s <text:span text:style-name="Strong_20_Emphasis">tell a story</text:span> that mirrors exactly how recursion works, using something we’ve all experienced before: <text:span text:style-name="Strong_20_Emphasis">a student trying to get their grade rechecked</text:span>.</text:p>
      <text:p text:style-name="P9"><text:span text:style-name="Strong_20_Emphasis">Recursive Way:</text:span></text:p>
      <text:list text:style-name="L3">
        <text:list-item>
          <text:p text:style-name="P10">Student → Prof → TA → LA → Grader (function calling function)</text:p>
        </text:list-item>
      </text:list>
      <text:p text:style-name="P9"/>
      <text:h text:style-name="P8" text:outline-level="3"><text:span text:style-name="Strong_20_Emphasis">The Story: The Regrading Chain</text:span></text:h>
      <text:p text:style-name="Text_20_body">Imagine you’re a student, and you think there’s a mistake in your exam grade.</text:p>
      <text:p text:style-name="Text_20_body">So, you go to your <text:span text:style-name="Strong_20_Emphasis">Professor</text:span> and say:</text:p>
      <text:p text:style-name="Quotations">“Hey, I think my grade is wrong. Can you please check?”</text:p>
      <text:p text:style-name="Text_20_body">But the professor replies:</text:p>
      <text:p text:style-name="Quotations">“Hmm, I don’t check grades myself. Go ask the <text:span text:style-name="Strong_20_Emphasis">Teaching Assistant (TA).</text:span>”</text:p>
      <text:p text:style-name="Text_20_body"/>
      <text:p text:style-name="Text_20_body"><text:soft-page-break/>You go to the TA, but the TA says:</text:p>
      <text:p text:style-name="Quotations">“Go ask the <text:span text:style-name="Strong_20_Emphasis">Lab Assistant (LA).</text:span> They handled that part.”</text:p>
      <text:p text:style-name="Text_20_body">You go to the LA, and the LA says:</text:p>
      <text:p text:style-name="Quotations">“It was actually the <text:span text:style-name="Strong_20_Emphasis">Grader</text:span> who marked your paper. Let me ask them.”</text:p>
      <text:p text:style-name="Text_20_body">So now the <text:span text:style-name="Strong_20_Emphasis">Grader</text:span> checks your paper and finally says, “Yes, I made a mistake. I’ll fix it.”</text:p>
      <text:p text:style-name="Text_20_body">Now watch what happens next:</text:p>
      <text:list text:style-name="L4">
        <text:list-item>
          <text:p text:style-name="P11">The <text:span text:style-name="Strong_20_Emphasis">Grader</text:span> gives the fixed grade to the <text:span text:style-name="Strong_20_Emphasis">LA</text:span></text:p>
        </text:list-item>
        <text:list-item>
          <text:p text:style-name="P11">The <text:span text:style-name="Strong_20_Emphasis">LA</text:span> passes it to the <text:span text:style-name="Strong_20_Emphasis">TA</text:span></text:p>
        </text:list-item>
        <text:list-item>
          <text:p text:style-name="P11">The <text:span text:style-name="Strong_20_Emphasis">TA</text:span> gives it to the <text:span text:style-name="Strong_20_Emphasis">Professor</text:span></text:p>
        </text:list-item>
        <text:list-item>
          <text:p text:style-name="P11">And finally, the <text:span text:style-name="Strong_20_Emphasis">Professor</text:span> gives the correct grade back to <text:span text:style-name="Strong_20_Emphasis">you</text:span></text:p>
        </text:list-item>
      </text:list>
      <text:p text:style-name="P9"/>
      <text:p text:style-name="P9"><text:span text:style-name="Strong_20_Emphasis">Each one waits for the one below to return</text:span>—just like recursion.</text:p>
      <text:p text:style-name="P9"/>
      <text:h text:style-name="P8" text:outline-level="3">How This Is Like Recursion</text:h>
      <text:p text:style-name="Text_20_body">This is <text:span text:style-name="Emphasis">exactly</text:span> how <text:span text:style-name="Strong_20_Emphasis">recursion in programming</text:span> works.</text:p>
      <text:p text:style-name="Text_20_body">Each person in the story is like a <text:span text:style-name="Strong_20_Emphasis">function</text:span> that <text:span text:style-name="Strong_20_Emphasis">calls another function</text:span> to do the job. But none of them can finish <text:span text:style-name="Emphasis">their part</text:span> until the next person finishes theirs.</text:p>
      <text:p text:style-name="Text_20_body">In recursion:</text:p>
      <text:list text:style-name="L5">
        <text:list-item>
          <text:p text:style-name="P12">Each function waits for the result of the smaller version of the problem.</text:p>
        </text:list-item>
        <text:list-item>
          <text:p text:style-name="P12">Once the smallest problem is solved (just like the grader giving the grade), the answers start getting passed back up, one by one.</text:p>
        </text:list-item>
      </text:list>
      <text:p text:style-name="Text_20_body">This is called <text:span text:style-name="Strong_20_Emphasis">"unwinding the recursive call"</text:span>.</text:p>
      <text:p text:style-name="P13"/>
      <text:h text:style-name="Heading_20_3" text:outline-level="3"/>
      <text:h text:style-name="Heading_20_3" text:outline-level="3"/>
      <text:h text:style-name="Heading_20_3" text:outline-level="3"/>
      <text:h text:style-name="Heading_20_3" text:outline-level="3">✍️ Example: Multiply Using Recursion</text:h>
      <text:p text:style-name="Preformatted_20_Text"/>
      <text:p text:style-name="P14"><text:span text:style-name="Source_20_Text">def mult_recur(a, b):</text:span></text:p>
      <text:p text:style-name="P15"><text:span text:style-name="Source_20_Text"><text:s text:c="4"/>if b == 1:</text:span></text:p>
      <text:p text:style-name="P15"><text:soft-page-break/><text:span text:style-name="Source_20_Text"><text:s text:c="8"/>return a</text:span></text:p>
      <text:p text:style-name="P15"><text:span text:style-name="Source_20_Text"><text:s text:c="4"/>else:</text:span></text:p>
      <text:p text:style-name="P16"><text:span text:style-name="Source_20_Text"><text:s text:c="8"/>return a + mult_recur(a, b-1)</text:span></text:p>
      <text:h text:style-name="Heading_20_3" text:outline-level="3">✅ Trace Example:</text:h>
      <text:p text:style-name="Text_20_body"><text:span text:style-name="Source_20_Text">mult_recur(3, 4)</text:span> ➝ <text:span text:style-name="Source_20_Text">3 + mult_recur(3, 3)</text:span> ➝ <text:span text:style-name="Source_20_Text">3 + 3 + mult_recur(3, 2)</text:span> ➝ <text:span text:style-name="Source_20_Text">3 + 3 + 3 + mult_recur(3, 1)</text:span> ➝ <text:span text:style-name="Source_20_Text">3 + 3 + 3 + 3</text:span> ➝ <text:span text:style-name="Source_20_Text">12</text:span></text:p>
      <text:p text:style-name="Horizontal_20_Line"/>
      <text:h text:style-name="Heading_20_2" text:outline-level="2">🔁 Part 2: Recursion vs Iteration (15 min)</text:h>
      <text:h text:style-name="Heading_20_3" text:outline-level="3">🔁 Iteration (using loops):</text:h>
      <text:p text:style-name="Preformatted_20_Text"/>
      <text:p text:style-name="P14"><text:span text:style-name="Source_20_Text">def factorial_iter(n):</text:span></text:p>
      <text:p text:style-name="P15"><text:span text:style-name="Source_20_Text"><text:s text:c="4"/>result = 1</text:span></text:p>
      <text:p text:style-name="P15"><text:span text:style-name="Source_20_Text"><text:s text:c="4"/>for i in range(1, n+1):</text:span></text:p>
      <text:p text:style-name="P15"><text:span text:style-name="Source_20_Text"><text:s text:c="8"/>result *= i</text:span></text:p>
      <text:p text:style-name="P16"><text:span text:style-name="Source_20_Text"><text:s text:c="4"/>return result</text:span></text:p>
      <text:h text:style-name="Heading_20_3" text:outline-level="3">🔄 Recursion:</text:h>
      <text:p text:style-name="Preformatted_20_Text"/>
      <text:p text:style-name="P14"><text:span text:style-name="Source_20_Text">def factorial_recur(n):</text:span></text:p>
      <text:p text:style-name="P15"><text:span text:style-name="Source_20_Text"><text:s text:c="4"/>if n == 1:</text:span></text:p>
      <text:p text:style-name="P15"><text:span text:style-name="Source_20_Text"><text:s text:c="8"/>return 1</text:span></text:p>
      <text:p text:style-name="P15"><text:span text:style-name="Source_20_Text"><text:s text:c="4"/>else:</text:span></text:p>
      <text:p text:style-name="P16"><text:span text:style-name="Source_20_Text"><text:s text:c="8"/>return n * factorial_recur(n-1)</text:span></text:p>
      <text:h text:style-name="Heading_20_3" text:outline-level="3">🧠 Key Difference:</text:h>
      <text:list text:style-name="L6">
        <text:list-item>
          <text:p text:style-name="P17"><text:span text:style-name="Strong_20_Emphasis">Iteration</text:span>: Uses loops to repeat.</text:p>
        </text:list-item>
        <text:list-item>
          <text:p text:style-name="P17"><text:span text:style-name="Strong_20_Emphasis">Recursion</text:span>: Function repeats itself.</text:p>
        </text:list-item>
      </text:list>
      <text:p text:style-name="Horizontal_20_Line"/>
      <text:h text:style-name="Heading_20_2" text:outline-level="2">🧪 Part 3: Hands-On Lab – Recursion in Action (40 min)</text:h>
      <text:h text:style-name="Heading_20_3" text:outline-level="3">🧩 Exercise 1: Calculate <text:span text:style-name="Source_20_Text">a^b</text:span> using recursion</text:h>
      <text:p text:style-name="Preformatted_20_Text"/>
      <text:p text:style-name="P14"><text:span text:style-name="Source_20_Text">def power_recur(n, p):</text:span></text:p>
      <text:p text:style-name="P15"><text:span text:style-name="Source_20_Text"><text:s text:c="4"/>if p == 0:</text:span></text:p>
      <text:p text:style-name="P15"><text:span text:style-name="Source_20_Text"><text:s text:c="8"/>return 1</text:span></text:p>
      <text:p text:style-name="P15"><text:span text:style-name="Source_20_Text"><text:s text:c="4"/>elif p == 1:</text:span></text:p>
      <text:p text:style-name="P15"><text:span text:style-name="Source_20_Text"><text:s text:c="8"/>return n</text:span></text:p>
      <text:p text:style-name="P15"><text:span text:style-name="Source_20_Text"><text:s text:c="4"/>else:</text:span></text:p>
      <text:p text:style-name="P16"><text:span text:style-name="Source_20_Text"><text:s text:c="8"/>return n * power_recur(n, p-1)</text:span></text:p>
      <text:p text:style-name="Text_20_body"><text:soft-page-break/></text:p>
      <text:p text:style-name="Text_20_body">✅ Test:</text:p>
      <text:p text:style-name="P18"><text:span text:style-name="Source_20_Text">print(power_recur(2, 3)) <text:s/># Output: 8</text:span></text:p>
      <text:p text:style-name="Horizontal_20_Line"/>
      <text:h text:style-name="Heading_20_3" text:outline-level="3">🧩 Exercise 2: Factorial with explanation</text:h>
      <text:p text:style-name="Preformatted_20_Text"/>
      <text:p text:style-name="P14"><text:span text:style-name="Source_20_Text">def factorial(n):</text:span></text:p>
      <text:p text:style-name="P15"><text:span text:style-name="Source_20_Text"><text:s text:c="4"/>if n == 1:</text:span></text:p>
      <text:p text:style-name="P15"><text:span text:style-name="Source_20_Text"><text:s text:c="8"/>return 1</text:span></text:p>
      <text:p text:style-name="P15"><text:span text:style-name="Source_20_Text"><text:s text:c="4"/>else:</text:span></text:p>
      <text:p text:style-name="P16"><text:span text:style-name="Source_20_Text"><text:s text:c="8"/>return n * factorial(n-1)</text:span></text:p>
      <text:p text:style-name="Text_20_body">🔍 Trace:</text:p>
      <text:p text:style-name="Preformatted_20_Text"/>
      <text:p text:style-name="P14"><text:span text:style-name="Source_20_Text">factorial(3) </text:span></text:p>
      <text:p text:style-name="P15"><text:span text:style-name="Source_20_Text">=&gt; 3 * factorial(2)</text:span></text:p>
      <text:p text:style-name="P15"><text:span text:style-name="Source_20_Text">=&gt; 3 * (2 * factorial(1))</text:span></text:p>
      <text:p text:style-name="P15"><text:span text:style-name="Source_20_Text">=&gt; 3 * (2 * 1)</text:span></text:p>
      <text:p text:style-name="P16"><text:span text:style-name="Source_20_Text">=&gt; 6</text:span></text:p>
      <text:p text:style-name="Horizontal_20_Line"/>
      <text:h text:style-name="Heading_20_3" text:outline-level="3">🧩 Exercise 3: Add two numbers recursively</text:h>
      <text:p text:style-name="Preformatted_20_Text"/>
      <text:p text:style-name="P14"><text:span text:style-name="Source_20_Text">def add(a, b):</text:span></text:p>
      <text:p text:style-name="P15"><text:span text:style-name="Source_20_Text"><text:s text:c="4"/>if b == 0:</text:span></text:p>
      <text:p text:style-name="P15"><text:span text:style-name="Source_20_Text"><text:s text:c="8"/>return a</text:span></text:p>
      <text:p text:style-name="P15"><text:span text:style-name="Source_20_Text"><text:s text:c="4"/>else:</text:span></text:p>
      <text:p text:style-name="P16"><text:span text:style-name="Source_20_Text"><text:s text:c="8"/>return 1 + add(a, b-1)</text:span></text:p>
      <text:p text:style-name="Text_20_body">✅ <text:span text:style-name="Source_20_Text">add(3, 4)</text:span> ➝ 7</text:p>
      <text:p text:style-name="Horizontal_20_Line"/>
      <text:p text:style-name="P19"/>
      <text:h text:style-name="P20" text:outline-level="3">🖥️ </text:h>
      <text:h text:style-name="P20" text:outline-level="3"/>
      <text:h text:style-name="P21" text:outline-level="3">Use Python Tutor:</text:h>
      <text:h text:style-name="P22" text:outline-level="2">Beginner Hands-On Example (NOT using recursion yet)</text:h>
      <text:p text:style-name="P23">Let’s start simple with a program that calculates the <text:span text:style-name="Strong_20_Emphasis">sum of numbers</text:span> in a list.</text:p>
      <text:h text:style-name="P20" text:outline-level="3"><text:soft-page-break/>✅ Code to Paste into Python Tutor:</text:h>
      <text:p text:style-name="Preformatted_20_Text"/>
      <text:p text:style-name="P14"><text:span text:style-name="Source_20_Text">numbers = [1, 2, 3, 4, 5]</text:span></text:p>
      <text:p text:style-name="P15"><text:span text:style-name="Source_20_Text">total = 0</text:span></text:p>
      <text:p text:style-name="P15"/>
      <text:p text:style-name="P15"><text:span text:style-name="Source_20_Text">for num in numbers:</text:span></text:p>
      <text:p text:style-name="P15"><text:span text:style-name="Source_20_Text"><text:s text:c="4"/>total += num</text:span></text:p>
      <text:p text:style-name="P15"/>
      <text:p text:style-name="P16"><text:span text:style-name="Source_20_Text">print("Total sum is:", total)</text:span></text:p>
      <text:h text:style-name="Heading_20_3" text:outline-level="3">🔍 What <text:span text:style-name="T3">you will</text:span> See:</text:h>
      <text:list text:style-name="L7">
        <text:list-item>
          <text:p text:style-name="P24">A box for each variable (<text:span text:style-name="Source_20_Text">numbers</text:span>, <text:span text:style-name="Source_20_Text">total</text:span>, <text:span text:style-name="Source_20_Text">num</text:span>)</text:p>
        </text:list-item>
        <text:list-item>
          <text:p text:style-name="P24">A loop going through each number</text:p>
        </text:list-item>
        <text:list-item>
          <text:p text:style-name="P24">How <text:span text:style-name="Source_20_Text">total</text:span> updates with each step</text:p>
        </text:list-item>
        <text:list-item>
          <text:p text:style-name="P24">Final print statement showing the result</text:p>
        </text:list-item>
      </text:list>
      <text:p text:style-name="Horizontal_20_Line"/>
      <text:h text:style-name="Heading_20_3" text:outline-level="3">🎯 Learning Goals for This Example:</text:h>
      <text:list text:style-name="L8">
        <text:list-item>
          <text:p text:style-name="P25">Understand what a variable is</text:p>
        </text:list-item>
        <text:list-item>
          <text:p text:style-name="P25">See how a <text:span text:style-name="Source_20_Text">for</text:span> loop works</text:p>
        </text:list-item>
        <text:list-item>
          <text:p text:style-name="P25">See how values change line-by-line</text:p>
        </text:list-item>
        <text:list-item>
          <text:p text:style-name="P25">Get comfortable using the "Next" and "Last" buttons</text:p>
        </text:list-item>
      </text:list>
      <text:p text:style-name="Horizontal_20_Line"/>
      <text:h text:style-name="Heading_20_2" text:outline-level="2"/>
      <text:h text:style-name="Heading_20_2" text:outline-level="2"/>
      <text:h text:style-name="Heading_20_2" text:outline-level="2">Tips Before Teaching Recursion</text:h>
      <text:p text:style-name="Text_20_body">Once <text:span text:style-name="T3">you are</text:span> comfortable with this basic example:</text:p>
      <text:list text:style-name="L9">
        <text:list-item>
          <text:p text:style-name="P26">Try a function that <text:span text:style-name="Strong_20_Emphasis">adds two numbers</text:span> using a function (no recursion yet):</text:p>
        </text:list-item>
      </text:list>
      <text:p text:style-name="Preformatted_20_Text"/>
      <text:p text:style-name="P14"><text:span text:style-name="Source_20_Text">def add(a, b):</text:span></text:p>
      <text:p text:style-name="P15"><text:span text:style-name="Source_20_Text"><text:s text:c="4"/>return a + b</text:span></text:p>
      <text:p text:style-name="P15"/>
      <text:p text:style-name="P15"><text:span text:style-name="Source_20_Text">result = add(3, 4)</text:span></text:p>
      <text:p text:style-name="P16"><text:span text:style-name="Source_20_Text">print("The result is:", result)</text:span></text:p>
      <text:p text:style-name="Text_20_body"><text:span text:style-name="T3">You</text:span> will see:</text:p>
      <text:list text:style-name="L10">
        <text:list-item>
          <text:p text:style-name="P27"><text:soft-page-break/>How the <text:span text:style-name="Source_20_Text">add()</text:span> function is <text:span text:style-name="Strong_20_Emphasis">called</text:span></text:p>
        </text:list-item>
        <text:list-item>
          <text:p text:style-name="P27">A new frame appears on the <text:span text:style-name="Strong_20_Emphasis">call stack</text:span></text:p>
        </text:list-item>
        <text:list-item>
          <text:p text:style-name="P27">It <text:span text:style-name="Strong_20_Emphasis">returns a value</text:span></text:p>
        </text:list-item>
        <text:list-item>
          <text:p text:style-name="P27">The result is stored and printed</text:p>
        </text:list-item>
      </text:list>
      <text:p text:style-name="P28"/>
      <text:list text:style-name="L11">
        <text:list-item>
          <text:p text:style-name="P29">Visualize <text:span text:style-name="Source_20_Text">mult_recur</text:span>, <text:span text:style-name="Source_20_Text">factorial</text:span>, or <text:span text:style-name="Source_20_Text">power_recur</text:span></text:p>
        </text:list-item>
        <text:list-item>
          <text:p text:style-name="P29">Website: <text:a xlink:type="simple" xlink:href="https://pythontutor.com/" text:style-name="Internet_20_link" text:visited-style-name="Visited_20_Internet_20_Link">https://pythontutor.com</text:a></text:p>
        </text:list-item>
      </text:list>
      <text:p text:style-name="P28">Now, to really understand recursion, <text:span text:style-name="T3">we will also use </text:span><text:s/><text:a xlink:type="simple" xlink:href="https://pythontutor.com/" office:target-frame-name="_new" xlink:show="replace" text:style-name="Internet_20_link" text:visited-style-name="Visited_20_Internet_20_Link"><text:span text:style-name="Strong_20_Emphasis">Python Tutor</text:span></text:a>.</text:p>
      <text:p text:style-name="P28">You can copy and paste any recursive function you’ve written (like <text:span text:style-name="Source_20_Text">mult_recur</text:span>, <text:span text:style-name="Source_20_Text">factorial</text:span>, or <text:span text:style-name="Source_20_Text">power_recur</text:span>) into the site, click “Visualize,” and watch how:</text:p>
      <text:list text:style-name="L12">
        <text:list-item>
          <text:p text:style-name="P30">Each function call is added to the “stack” (like lining up teachers).</text:p>
        </text:list-item>
        <text:list-item>
          <text:p text:style-name="P30">The deepest call (like the grader) solves the problem.</text:p>
        </text:list-item>
        <text:list-item>
          <text:p text:style-name="P30">Each function returns its answer, one by one, all the way back up.</text:p>
        </text:list-item>
      </text:list>
      <text:p text:style-name="P28">It's like watching the story of your code happen in real time.</text:p>
      <text:p text:style-name="P28"/>
      <text:p text:style-name="P19"/>
      <text:h text:style-name="Heading_20_2" text:outline-level="2"/>
      <text:h text:style-name="Heading_20_2" text:outline-level="2"/>
      <text:h text:style-name="Heading_20_2" text:outline-level="2">Final Challenge (20 min)</text:h>
      <text:h text:style-name="Heading_20_3" text:outline-level="3">👨‍💻 Finger Exercise – Write <text:span text:style-name="Source_20_Text">recur_power</text:span></text:h>
      <text:p text:style-name="Preformatted_20_Text"/>
      <text:p text:style-name="P14"><text:span text:style-name="Source_20_Text">def recur_power(base, exp):</text:span></text:p>
      <text:p text:style-name="P15"><text:span text:style-name="Source_20_Text"><text:s text:c="4"/>"""</text:span></text:p>
      <text:p text:style-name="P15"><text:span text:style-name="Source_20_Text"><text:s text:c="4"/>base: int or float.</text:span></text:p>
      <text:p text:style-name="P15"><text:span text:style-name="Source_20_Text"><text:s text:c="4"/>exp: int &gt;= 0</text:span></text:p>
      <text:p text:style-name="P15"><text:span text:style-name="Source_20_Text"><text:s text:c="4"/>Returns base to the power of exp using recursion.</text:span></text:p>
      <text:p text:style-name="P15"><text:span text:style-name="Source_20_Text"><text:s text:c="4"/>"""</text:span></text:p>
      <text:p text:style-name="P15"><text:span text:style-name="Source_20_Text"><text:s text:c="4"/>if exp == 0:</text:span></text:p>
      <text:p text:style-name="P15"><text:span text:style-name="Source_20_Text"><text:s text:c="8"/>return 1</text:span></text:p>
      <text:p text:style-name="P15"><text:span text:style-name="Source_20_Text"><text:s text:c="4"/>else:</text:span></text:p>
      <text:p text:style-name="P16"><text:span text:style-name="Source_20_Text"><text:s text:c="8"/>return base * recur_power(base, exp-1)</text:span></text:p>
      <text:h text:style-name="Heading_20_3" text:outline-level="3"><text:soft-page-break/>💭 Thought Process:</text:h>
      <text:list text:style-name="L13">
        <text:list-item>
          <text:p text:style-name="P31">Any number to the power 0 is 1 (base case).</text:p>
        </text:list-item>
        <text:list-item>
          <text:p text:style-name="P31">Otherwise, multiply base by a smaller version of the problem (<text:span text:style-name="Source_20_Text">exp-1</text:span>).</text:p>
        </text:list-item>
      </text:list>
      <text:p text:style-name="Text_20_body">✅ Test:</text:p>
      <text:p text:style-name="P18"><text:span text:style-name="Source_20_Text">print(recur_power(2, 5)) <text:s/># Output: 32</text:span></text:p>
      <text:p text:style-name="P18"><text:span text:style-name="Source_20_Text"/></text:p>
      <text:h text:style-name="P32" text:outline-level="3"><text:span text:style-name="Source_20_Text">The Code We're Running</text:span></text:h>
      <text:p text:style-name="Preformatted_20_Text">python</text:p>
      <text:p text:style-name="Preformatted_20_Text">CopyEdit</text:p>
      <text:p text:style-name="P14"><text:span text:style-name="Source_20_Text">def recur_power(base, exp):</text:span></text:p>
      <text:p text:style-name="P15"><text:span text:style-name="Source_20_Text"><text:s text:c="4"/>if exp == 0:</text:span></text:p>
      <text:p text:style-name="P15"><text:span text:style-name="Source_20_Text"><text:s text:c="8"/>return 1</text:span></text:p>
      <text:p text:style-name="P15"><text:span text:style-name="Source_20_Text"><text:s text:c="4"/>else:</text:span></text:p>
      <text:p text:style-name="P15"><text:span text:style-name="Source_20_Text"><text:s text:c="8"/>return base * recur_power(base, exp - 1)</text:span></text:p>
      <text:p text:style-name="P15"/>
      <text:p text:style-name="P16"><text:span text:style-name="Source_20_Text">print(recur_power(2, 5)) <text:s/># Output: 32</text:span></text:p>
      <text:p text:style-name="Horizontal_20_Line"/>
      <text:h text:style-name="Heading_20_3" text:outline-level="3">🚀 What This Code Does</text:h>
      <text:p text:style-name="Text_20_body">You're asking the computer to calculate:</text:p>
      <text:p text:style-name="Preformatted_20_Text">vbnet</text:p>
      <text:p text:style-name="Preformatted_20_Text">CopyEdit</text:p>
      <text:p text:style-name="P18"><text:span text:style-name="Source_20_Text">2 to the power of 5 = 2 * 2 * 2 * 2 * 2 = 32</text:span></text:p>
      <text:p text:style-name="Text_20_body">Instead of doing it all at once, we break it down <text:span text:style-name="Strong_20_Emphasis">step-by-step</text:span> using <text:span text:style-name="Strong_20_Emphasis">recursion</text:span>.</text:p>
      <text:p text:style-name="Horizontal_20_Line"/>
      <text:h text:style-name="Heading_20_3" text:outline-level="3">📚 How Python Tutor Visualizes It</text:h>
      <text:p text:style-name="Text_20_body">Let’s walk through the visuals and what each <text:span text:style-name="Strong_20_Emphasis">“Frame”</text:span> means.</text:p>
      <text:p text:style-name="Horizontal_20_Line"/>
      <text:h text:style-name="Heading_20_2" text:outline-level="2">✅ Step-by-Step Breakdown</text:h>
      <text:h text:style-name="Heading_20_3" text:outline-level="3">🔁 Step 1: Call recur_power(2, 5)</text:h>
      <text:list text:style-name="L14">
        <text:list-item>
          <text:p text:style-name="P33">A new frame appears: <text:span text:style-name="Source_20_Text">base = 2</text:span>, <text:span text:style-name="Source_20_Text">exp = 5</text:span></text:p>
        </text:list-item>
        <text:list-item>
          <text:p text:style-name="P33">Since <text:span text:style-name="Source_20_Text">exp</text:span> is not 0, we go to the <text:span text:style-name="Source_20_Text">else</text:span> part:</text:p>
          <text:list>
            <text:list-item>
              <text:p text:style-name="P33">We return <text:span text:style-name="Source_20_Text">2 * recur_power(2, 4)</text:span></text:p>
            </text:list-item>
          </text:list>
        </text:list-item>
        <text:list-item>
          <text:p text:style-name="P33"><text:soft-page-break/>But before we can return, we need to <text:span text:style-name="Strong_20_Emphasis">solve recur_power(2, 4)</text:span></text:p>
        </text:list-item>
      </text:list>
      <text:h text:style-name="Heading_20_3" text:outline-level="3">🧱 Stack Frame Added: recur_power(2, 4)</text:h>
      <text:list text:style-name="L15">
        <text:list-item>
          <text:p text:style-name="P34">Another frame is added on top: <text:span text:style-name="Source_20_Text">base = 2</text:span>, <text:span text:style-name="Source_20_Text">exp = 4</text:span></text:p>
        </text:list-item>
        <text:list-item>
          <text:p text:style-name="P34">Again, <text:span text:style-name="Source_20_Text">exp != 0</text:span>, so return <text:span text:style-name="Source_20_Text">2 * recur_power(2, 3)</text:span></text:p>
        </text:list-item>
      </text:list>
      <text:p text:style-name="Text_20_body">Now we have <text:span text:style-name="Strong_20_Emphasis">2 calls on the stack</text:span>:</text:p>
      <text:p text:style-name="Preformatted_20_Text">scss</text:p>
      <text:p text:style-name="Preformatted_20_Text">CopyEdit</text:p>
      <text:p text:style-name="P14"><text:span text:style-name="Source_20_Text">recur_power(2, 5) is waiting for recur_power(2, 4)</text:span></text:p>
      <text:p text:style-name="P16"><text:span text:style-name="Source_20_Text">recur_power(2, 4) is waiting for recur_power(2, 3)</text:span></text:p>
      <text:h text:style-name="Heading_20_3" text:outline-level="3">🧱 Frame: recur_power(2, 3)</text:h>
      <text:p text:style-name="Text_20_body">Same logic:</text:p>
      <text:list text:style-name="L16">
        <text:list-item>
          <text:p text:style-name="P35">Return <text:span text:style-name="Source_20_Text">2 * recur_power(2, 2)</text:span></text:p>
        </text:list-item>
      </text:list>
      <text:p text:style-name="Text_20_body">Now the stack looks like:</text:p>
      <text:p text:style-name="Preformatted_20_Text"/>
      <text:p text:style-name="P14"><text:span text:style-name="Source_20_Text">recur_power(2, 5)</text:span></text:p>
      <text:p text:style-name="P15"><text:span text:style-name="Source_20_Text">↳ recur_power(2, 4)</text:span></text:p>
      <text:p text:style-name="P15"><text:span text:style-name="Source_20_Text"><text:s text:c="3"/>↳ recur_power(2, 3)</text:span></text:p>
      <text:p text:style-name="P16"><text:span text:style-name="Source_20_Text"><text:s text:c="6"/>↳ recur_power(2, 2)</text:span></text:p>
      <text:h text:style-name="Heading_20_3" text:outline-level="3">🧱 Frame: recur_power(2, 2)</text:h>
      <text:p text:style-name="Text_20_body">Still not at the base case!</text:p>
      <text:list text:style-name="L17">
        <text:list-item>
          <text:p text:style-name="P36">So return <text:span text:style-name="Source_20_Text">2 * recur_power(2, 1)</text:span></text:p>
        </text:list-item>
      </text:list>
      <text:p text:style-name="Text_20_body">Stack keeps growing...</text:p>
      <text:p text:style-name="Horizontal_20_Line"/>
      <text:h text:style-name="Heading_20_3" text:outline-level="3">🧱 Frame: recur_power(2, 1)</text:h>
      <text:p text:style-name="Text_20_body">Still not at base case...</text:p>
      <text:list text:style-name="L18">
        <text:list-item>
          <text:p text:style-name="P37">Return <text:span text:style-name="Source_20_Text">2 * recur_power(2, 0)</text:span></text:p>
        </text:list-item>
      </text:list>
      <text:p text:style-name="Horizontal_20_Line"/>
      <text:h text:style-name="Heading_20_3" text:outline-level="3">🛑 BASE CASE: recur_power(2, 0)</text:h>
      <text:p text:style-name="Text_20_body">Now we finally hit the <text:span text:style-name="Strong_20_Emphasis">base case</text:span>:</text:p>
      <text:list text:style-name="L19">
        <text:list-item>
          <text:p text:style-name="P38">Since <text:span text:style-name="Source_20_Text">exp == 0</text:span>, return <text:span text:style-name="Source_20_Text">1</text:span></text:p>
        </text:list-item>
      </text:list>
      <text:p text:style-name="Text_20_body">Now we start <text:span text:style-name="Strong_20_Emphasis">returning answers</text:span> one by one, back up the stack.</text:p>
      <text:p text:style-name="Horizontal_20_Line"/>
      <text:h text:style-name="Heading_20_2" text:outline-level="2"><text:soft-page-break/>🧮 Now We Calculate, One by One</text:h>
      <text:p text:style-name="Text_20_body">Each level was waiting for the one below it. Now that we’ve got the <text:span text:style-name="Source_20_Text">1</text:span>, we multiply and go back:</text:p>
      <text:list text:style-name="L20">
        <text:list-item>
          <text:p text:style-name="P39"><text:span text:style-name="Source_20_Text">recur_power(2, 0)</text:span> returns <text:span text:style-name="Strong_20_Emphasis">1</text:span></text:p>
        </text:list-item>
        <text:list-item>
          <text:p text:style-name="P39"><text:span text:style-name="Source_20_Text">recur_power(2, 1)</text:span> returns <text:span text:style-name="Source_20_Text">2 * 1 = 2</text:span></text:p>
        </text:list-item>
        <text:list-item>
          <text:p text:style-name="P39"><text:span text:style-name="Source_20_Text">recur_power(2, 2)</text:span> returns <text:span text:style-name="Source_20_Text">2 * 2 = 4</text:span></text:p>
        </text:list-item>
        <text:list-item>
          <text:p text:style-name="P39"><text:span text:style-name="Source_20_Text">recur_power(2, 3)</text:span> returns <text:span text:style-name="Source_20_Text">2 * 4 = 8</text:span></text:p>
        </text:list-item>
        <text:list-item>
          <text:p text:style-name="P39"><text:span text:style-name="Source_20_Text">recur_power(2, 4)</text:span> returns <text:span text:style-name="Source_20_Text">2 * 8 = 16</text:span></text:p>
        </text:list-item>
        <text:list-item>
          <text:p text:style-name="P39"><text:span text:style-name="Source_20_Text">recur_power(2, 5)</text:span> returns <text:span text:style-name="Source_20_Text">2 * 16 = 32</text:span></text:p>
        </text:list-item>
      </text:list>
      <text:p text:style-name="Text_20_body">Now you're back at the very first function call and it prints:</text:p>
      <text:p text:style-name="Preformatted_20_Text">sql</text:p>
      <text:p text:style-name="Preformatted_20_Text">CopyEdit</text:p>
      <text:p text:style-name="P18"><text:span text:style-name="Source_20_Text">Final result: 32</text:span></text:p>
      <text:p text:style-name="Horizontal_20_Line"/>
      <text:h text:style-name="Heading_20_2" text:outline-level="2">🧠 What You Just Saw in Python Tutor</text:h>
      <text:h text:style-name="Heading_20_3" text:outline-level="3">📦 The "stack" is like a tower of boxes:</text:h>
      <text:list text:style-name="L21">
        <text:list-item>
          <text:p text:style-name="P40">Each <text:span text:style-name="Strong_20_Emphasis">function call</text:span> is a new box added to the top.</text:p>
        </text:list-item>
        <text:list-item>
          <text:p text:style-name="P40">We go all the way <text:span text:style-name="Strong_20_Emphasis">down</text:span> (deepest call).</text:p>
        </text:list-item>
        <text:list-item>
          <text:p text:style-name="P40">Then we start <text:span text:style-name="Strong_20_Emphasis">returning</text:span> answers up, one at a time.</text:p>
        </text:list-item>
        <text:list-item>
          <text:p text:style-name="P40">This is what makes recursion powerful—it breaks big problems into small ones.</text:p>
        </text:list-item>
      </text:list>
      <text:p text:style-name="Horizontal_20_Line"/>
      <text:h text:style-name="Heading_20_2" text:outline-level="2">🎯 Summary</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tep</text:p>
            </table:table-cell>
            <table:table-cell table:style-name="Table1.A1" office:value-type="string">
              <text:p text:style-name="Table_20_Heading">Frame</text:p>
            </table:table-cell>
            <table:table-cell table:style-name="Table1.A1" office:value-type="string">
              <text:p text:style-name="Table_20_Heading">Actio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recur_power(2, 5)</text:p>
          </table:table-cell>
          <table:table-cell table:style-name="Table1.A1" office:value-type="string">
            <text:p text:style-name="Table_20_Contents">calls recur_power(2, 4)</text:p>
          </table:table-cell>
        </table:table-row>
        <table:table-row>
          <table:table-cell table:style-name="Table1.A1" office:value-type="string">
            <text:p text:style-name="Table_20_Contents">2</text:p>
          </table:table-cell>
          <table:table-cell table:style-name="Table1.A1" office:value-type="string">
            <text:p text:style-name="Table_20_Contents">recur_power(2, 4)</text:p>
          </table:table-cell>
          <table:table-cell table:style-name="Table1.A1" office:value-type="string">
            <text:p text:style-name="Table_20_Contents">calls recur_power(2, 3)</text:p>
          </table:table-cell>
        </table:table-row>
        <table:table-row>
          <table:table-cell table:style-name="Table1.A1" office:value-type="string">
            <text:p text:style-name="Table_20_Contents">3</text:p>
          </table:table-cell>
          <table:table-cell table:style-name="Table1.A1" office:value-type="string">
            <text:p text:style-name="Table_20_Contents">recur_power(2, 3)</text:p>
          </table:table-cell>
          <table:table-cell table:style-name="Table1.A1" office:value-type="string">
            <text:p text:style-name="Table_20_Contents">calls recur_power(2, 2)</text:p>
          </table:table-cell>
        </table:table-row>
        <table:table-row>
          <table:table-cell table:style-name="Table1.A1" office:value-type="string">
            <text:p text:style-name="Table_20_Contents">4</text:p>
          </table:table-cell>
          <table:table-cell table:style-name="Table1.A1" office:value-type="string">
            <text:p text:style-name="Table_20_Contents">recur_power(2, 2)</text:p>
          </table:table-cell>
          <table:table-cell table:style-name="Table1.A1" office:value-type="string">
            <text:p text:style-name="Table_20_Contents">calls recur_power(2, 1)</text:p>
          </table:table-cell>
        </table:table-row>
        <table:table-row>
          <table:table-cell table:style-name="Table1.A1" office:value-type="string">
            <text:p text:style-name="Table_20_Contents">5</text:p>
          </table:table-cell>
          <table:table-cell table:style-name="Table1.A1" office:value-type="string">
            <text:p text:style-name="Table_20_Contents">recur_power(2, 1)</text:p>
          </table:table-cell>
          <table:table-cell table:style-name="Table1.A1" office:value-type="string">
            <text:p text:style-name="Table_20_Contents">calls recur_power(2, 0)</text:p>
          </table:table-cell>
        </table:table-row>
        <table:table-row>
          <table:table-cell table:style-name="Table1.A1" office:value-type="string">
            <text:p text:style-name="Table_20_Contents">6</text:p>
          </table:table-cell>
          <table:table-cell table:style-name="Table1.A1" office:value-type="string">
            <text:p text:style-name="Table_20_Contents">recur_power(2, 0)</text:p>
          </table:table-cell>
          <table:table-cell table:style-name="Table1.A1" office:value-type="string">
            <text:p text:style-name="Table_20_Contents">returns 1 (base case)</text:p>
          </table:table-cell>
        </table:table-row>
        <table:table-row>
          <table:table-cell table:style-name="Table1.A1" office:value-type="string">
            <text:p text:style-name="Table_20_Contents">7</text:p>
          </table:table-cell>
          <table:table-cell table:style-name="Table1.A1" office:value-type="string">
            <text:p text:style-name="Table_20_Contents">recur_power(2, 1)</text:p>
          </table:table-cell>
          <table:table-cell table:style-name="Table1.A1" office:value-type="string">
            <text:p text:style-name="Table_20_Contents">returns 2 × 1 = 2</text:p>
          </table:table-cell>
        </table:table-row>
        <table:table-row>
          <table:table-cell table:style-name="Table1.A1" office:value-type="string">
            <text:p text:style-name="Table_20_Contents">8</text:p>
          </table:table-cell>
          <table:table-cell table:style-name="Table1.A1" office:value-type="string">
            <text:p text:style-name="Table_20_Contents">recur_power(2, 2)</text:p>
          </table:table-cell>
          <table:table-cell table:style-name="Table1.A1" office:value-type="string">
            <text:p text:style-name="Table_20_Contents">returns 2 × 2 = 4</text:p>
          </table:table-cell>
        </table:table-row>
        <table:table-row>
          <table:table-cell table:style-name="Table1.A1" office:value-type="string">
            <text:p text:style-name="Table_20_Contents">9</text:p>
          </table:table-cell>
          <table:table-cell table:style-name="Table1.A1" office:value-type="string">
            <text:p text:style-name="Table_20_Contents">recur_power(2, 3)</text:p>
          </table:table-cell>
          <table:table-cell table:style-name="Table1.A1" office:value-type="string">
            <text:p text:style-name="Table_20_Contents">returns 2 × 4 = 8</text:p>
          </table:table-cell>
        </table:table-row>
        <text:soft-page-break/>
        <table:table-row>
          <table:table-cell table:style-name="Table1.A1" office:value-type="string">
            <text:p text:style-name="Table_20_Contents">10</text:p>
          </table:table-cell>
          <table:table-cell table:style-name="Table1.A1" office:value-type="string">
            <text:p text:style-name="Table_20_Contents">recur_power(2, 4)</text:p>
          </table:table-cell>
          <table:table-cell table:style-name="Table1.A1" office:value-type="string">
            <text:p text:style-name="Table_20_Contents">returns 2 × 8 = 16</text:p>
          </table:table-cell>
        </table:table-row>
        <table:table-row>
          <table:table-cell table:style-name="Table1.A1" office:value-type="string">
            <text:p text:style-name="Table_20_Contents">11</text:p>
          </table:table-cell>
          <table:table-cell table:style-name="Table1.A1" office:value-type="string">
            <text:p text:style-name="Table_20_Contents">recur_power(2, 5)</text:p>
          </table:table-cell>
          <table:table-cell table:style-name="Table1.A1" office:value-type="string">
            <text:p text:style-name="Table_20_Contents">returns 2 × 16 = 32</text:p>
          </table:table-cell>
        </table:table-row>
      </table:table>
      <text:p text:style-name="P18"><text:span text:style-name="Source_20_Text"/></text:p>
      <text:p text:style-name="Horizontal_20_Line"/>
      <text:h text:style-name="Heading_20_2" text:outline-level="2">🏠 Homework Practice (10 min)</text:h>
      <text:p text:style-name="Text_20_body">Ask students to write recursive versions of:</text:p>
      <text:list text:style-name="L22">
        <text:list-item>
          <text:p text:style-name="P41">Sum of a list</text:p>
        </text:list-item>
        <text:list-item>
          <text:p text:style-name="P41">Count the number of digits in a number</text:p>
        </text:list-item>
        <text:list-item>
          <text:p text:style-name="P41">Check if a string is a palindrome</text:p>
        </text:list-item>
        <text:list-item>
          <text:p text:style-name="P41">Compute the nth Fibonacci number</text:p>
        </text:list-item>
      </text:list>
      <text:p text:style-name="Horizontal_20_Line"/>
      <text:h text:style-name="P42" text:outline-level="2">🧾 </text:h>
      <text:h text:style-name="P42" text:outline-level="2"/>
      <text:h text:style-name="P42" text:outline-level="2">Summary (10 min)</text:h>
      <text:list text:style-name="L23">
        <text:list-item>
          <text:p text:style-name="P43">Recursion is a powerful concept that breaks a problem into smaller versions of itself.</text:p>
        </text:list-item>
        <text:list-item>
          <text:p text:style-name="P43">Base cases prevent infinite loops.</text:p>
        </text:list-item>
        <text:list-item>
          <text:p text:style-name="P43">Recursion can sometimes replace loops but is best used when problems naturally break down.</text:p>
        </text:list-item>
      </text:list>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em" svg:font-family="rem, 'Google Sans Text', 'Google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0:30:27.809884607</meta:creation-date>
    <dc:date>2025-07-08T15:02:20.957619493</dc:date>
    <meta:editing-duration>PT1H46M4S</meta:editing-duration>
    <meta:editing-cycles>4</meta:editing-cycles>
    <meta:generator>LibreOffice/24.8.7.2$Linux_X86_64 LibreOffice_project/480$Build-2</meta:generator>
    <meta:document-statistic meta:table-count="1" meta:image-count="0" meta:object-count="0" meta:page-count="11" meta:paragraph-count="284" meta:word-count="1897" meta:character-count="10386" meta:non-whitespace-character-count="8592"/>
  </office:meta>
</office:document-meta>
</file>